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6cm" svg:height="2.2cm" svg:x="2.2cm" svg:y="4.4cm">
          <text:p text:style-name="P1">Numéro</text:p>
          <text:p text:style-name="P1">Requêt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801cm" svg:height="2.2cm" svg:x="12.299cm" svg:y="4.399cm">
          <text:p text:style-name="P1">Donné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01cm" svg:height="2.2cm" svg:x="6.299cm" svg:y="4.399cm">
          <text:p text:style-name="P1">Taille de la donnée</text:p>
          <text:p text:style-name="P1">à lir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7.8cm" svg:height="2.7cm" svg:x="1.7cm" svg:y="4.1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4.13cm" svg:height="1.673cm" svg:x="2.3cm" svg:y="9.5cm">
          <draw:text-box>
            <text:p>Codée </text:p>
            <text:p>Sur un entier</text:p>
          </draw:text-box>
        </draw:frame>
        <draw:line draw:style-name="gr4" draw:text-style-name="P1" draw:layer="layout" svg:x1="3.3cm" svg:y1="9.1cm" svg:x2="3.9cm" svg:y2="6.5cm">
          <text:p/>
        </draw:line>
        <draw:line draw:style-name="gr4" draw:text-style-name="P1" draw:layer="layout" svg:x1="3.8cm" svg:y1="9.4cm" svg:x2="7.5cm" svg:y2="6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ranck </meta:initial-creator>
    <meta:creation-date>2012-12-28T14:36:59</meta:creation-date>
    <dc:date>2012-12-28T14:43:10</dc:date>
    <dc:creator>franck </dc:creator>
    <meta:editing-duration>P0D</meta:editing-duration>
    <meta:editing-cycles>1</meta:editing-cycles>
    <meta:document-statistic meta:object-count="7"/>
    <meta:generator>LibreOffice/3.5$Linux_x86 LibreOffice_project/350m1$Build-2</meta:generator>
  </office:meta>
</office:document-meta>
</file>